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2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_output_parseado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- Nivel 5 -</text:p>
          </table:table-cell>
          <table:table-cell table:number-columns-repeated="15"/>
          <table:table-cell table:style-name="ce1" office:value-type="string" calcext:value-type="string">
            <text:p>Media nivel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M([.A2:.O2])/15" office:value-type="float" office:value="92.6" calcext:value-type="float">
            <text:p>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M([.A3:.O3])/15" office:value-type="float" office:value="78.6666666666667" calcext:value-type="float">
            <text:p>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SUM([.A4:.O4])/15" office:value-type="float" office:value="80.7333333333333" calcext:value-type="float">
            <text:p>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SUM([.A5:.O5])/15" office:value-type="float" office:value="74.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A6:.O6])/15" office:value-type="float" office:value="71.2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A7:.O7])/15" office:value-type="float" office:value="85.3333333333333" calcext:value-type="float">
            <text:p>8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6 -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A10:.O10])/15" office:value-type="float" office:value="70.3333333333333" calcext:value-type="float">
            <text:p>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A11:.O11])/15" office:value-type="float" office:value="64.8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M([.A12:.O12])/15" office:value-type="float" office:value="61.2" calcext:value-type="float">
            <text:p>61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A13:.O13])/15" office:value-type="float" office:value="61.6" calcext:value-type="float">
            <text:p>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14:.O14])/15" office:value-type="float" office:value="65.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M([.A15:.O15])/15" office:value-type="float" office:value="61.9333333333333" calcext:value-type="float">
            <text:p>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7 -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M([.A18:.O18])/15" office:value-type="float" office:value="55.6666666666667" calcext:value-type="float">
            <text:p>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A19:.O19])/15" office:value-type="float" office:value="58.2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A20:.O20])/15" office:value-type="float" office:value="49.1333333333333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A21:.O21])/15" office:value-type="float" office:value="52.1333333333333" calcext:value-type="float">
            <text:p>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A22:.O22])/15" office:value-type="float" office:value="54.8666666666667" calcext:value-type="float">
            <text:p>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A23:.O23])/15" office:value-type="float" office:value="51.8" calcext:value-type="float">
            <text:p>5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8 -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A26:.O26])/15" office:value-type="float" office:value="85.6666666666667" calcext:value-type="float">
            <text:p>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M([.A27:.O27])/15" office:value-type="float" office:value="78.3333333333333" calcext:value-type="float">
            <text:p>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M([.A28:.O28])/15" office:value-type="float" office:value="78.6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A29:.O29])/15" office:value-type="float" office:value="77.8" calcext:value-type="float">
            <text:p>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A30:.O30])/15" office:value-type="float" office:value="76.2666666666667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31:.O31])/15" office:value-type="float" office:value="73.4" calcext:value-type="float">
            <text:p>7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9 -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A34:.O34])/15" office:value-type="float" office:value="86.8666666666667" calcext:value-type="float">
            <text:p>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A35:.O35])/15" office:value-type="float" office:value="72.4" calcext:value-type="float">
            <text:p>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A36:.O36])/15" office:value-type="float" office:value="78.1333333333333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M([.A37:.O37])/15" office:value-type="float" office:value="77.8666666666667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A38:.O38])/15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A39:.O39])/15" office:value-type="float" office:value="73.9333333333333" calcext:value-type="float">
            <text:p>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10 -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A42:.O42])/15" office:value-type="float" office:value="93.8666666666667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A43:.O43])/15" office:value-type="float" office:value="77.1333333333333" calcext:value-type="float">
            <text:p>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44:.O44])/15" office:value-type="float" office:value="74.4666666666667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A45:.O45])/15" office:value-type="float" office:value="76.5333333333333" calcext:value-type="float">
            <text:p>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A46:.O46])/15" office:value-type="float" office:value="75.1333333333333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M([.A47:.O47])/15" office:value-type="float" office:value="78.8666666666667" calcext:value-type="float">
            <text:p>7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11 -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50:.O50])/15" office:value-type="float" office:value="84.8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SUM([.A51:.O51])/15" office:value-type="float" office:value="82.8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52:.O52])/15" office:value-type="float" office:value="76.6" calcext:value-type="float">
            <text:p>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4" office:value-type="float" office:value="76" calcext:value-type="float">
            <text:p>76</text:p>
          </table:table-cell>
          <table:table-cell/>
          <table:table-cell table:formula="of:=SUM([.A53:.O53])/15" office:value-type="float" office:value="75.9333333333333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54:.O54])/15" office:value-type="float" office:value="78.4666666666667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A55:.O55])/15" office:value-type="float" office:value="77.6666666666667" calcext:value-type="float">
            <text:p>7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12 -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A58:.O58])/15" office:value-type="float" office:value="77.3333333333333" calcext:value-type="float">
            <text:p>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M([.A59:.O59])/15" office:value-type="float" office:value="66.8" calcext:value-type="float">
            <text:p>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60:.O60])/15" office:value-type="float" office:value="62.2666666666667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M([.A61:.O61])/15" office:value-type="float" office:value="60.8666666666667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A62:.O62])/15" office:value-type="float" office:value="61.4666666666667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A63:.O63])/15" office:value-type="float" office:value="56.2" calcext:value-type="float">
            <text:p>5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13 -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A66:.O66])/15" office:value-type="float" office:value="97.8666666666667" calcext:value-type="float">
            <text:p>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A67:.O67])/15" office:value-type="float" office:value="84.4666666666667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A68:.O68])/15" office:value-type="float" office:value="71.4666666666667" calcext:value-type="float">
            <text:p>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M([.A69:.O69])/15" office:value-type="float" office:value="78.8666666666667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M([.A70:.O70])/15" office:value-type="float" office:value="76.2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M([.A71:.O71])/15" office:value-type="float" office:value="76.6" calcext:value-type="float">
            <text:p>7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 Nivel 14 -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A74:.O74])/15" office:value-type="float" office:value="142.533333333333" calcext:value-type="float">
            <text:p>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A75:.O75])/15" office:value-type="float" office:value="144.933333333333" calcext:value-type="float">
            <text:p>1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A76:.O76])/15" office:value-type="float" office:value="130.4" calcext:value-type="float">
            <text:p>1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SUM([.A77:.O77])/15" office:value-type="float" office:value="133.066666666667" calcext:value-type="float">
            <text:p>1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SUM([.A78:.O78])/15" office:value-type="float" office:value="137.6" calcext:value-type="float">
            <text:p>1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M([.A79:.O79])/15" office:value-type="float" office:value="124.866666666667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3:48:15.261595499</dc:date>
    <meta:editing-duration>PT5M41S</meta:editing-duration>
    <meta:editing-cycles>1</meta:editing-cycles>
    <meta:document-statistic meta:table-count="1" meta:cell-count="971" meta:object-count="0"/>
    <meta:generator>LibreOffice/6.0.7.3$Linux_X86_64 LibreOffice_project/00m0$Build-3</meta:generator>
  </office:meta>
</office:document-meta>
</file>